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fo:font-weight="bold" officeooo:rsid="000c4344" officeooo:paragraph-rsid="000c434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c4344" officeooo:paragraph-rsid="000c434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f6217" officeooo:paragraph-rsid="000f621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c4344" officeooo:paragraph-rsid="000c434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6217" style:font-weight-asian="normal" style:font-weight-complex="normal"/>
    </style:style>
    <style:style style:name="T3" style:family="text">
      <style:text-properties officeooo:rsid="000f6217"/>
    </style:style>
    <style:style style:name="T4" style:family="text">
      <style:text-properties fo:font-style="italic" fo:font-weight="normal" officeooo:rsid="000f6217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Calculadora en HTML para NETSum</text:p>
      <text:p text:style-name="P1">Manuel Ricardo Castellanos</text:p>
      <text:p text:style-name="P1"/>
      <text:p text:style-name="P2">1. <text:span text:style-name="T1">La empresa de contaduría NETSum, requiere para su equipo de trabajo una aplicación de calculadora básica para realizar cálculos de manera sencilla </text:span><text:span text:style-name="T2">y rápida</text:span><text:span text:style-name="T1">. Para esto ha solicitado crear una aplicación </text:span><text:span text:style-name="T2">w</text:span><text:span text:style-name="T1">eb que permite realizar las operaciones básicas (suma, resta, producto, división).</text:span></text:p>
      <text:p text:style-name="P2"><text:span text:style-name="T1">La aplicación debe recibir los valores deseados y realizar el cálculo de la operación indicada. Así mismo, debe contar con la posibilidad de borrar lo último escrito, </text:span><text:span text:style-name="T2">ya sea </text:span><text:span text:style-name="T1">un </text:span><text:span text:style-name="T2">símbolo de operación</text:span><text:span text:style-name="T1"> o </text:span><text:span text:style-name="T2">un</text:span><text:span text:style-name="T1"> número, y </text:span><text:span text:style-name="T2">también la opción de</text:span><text:span text:style-name="T1"> borrar todo lo escrito en pantalla, todos los valores u operaciones.</text:span></text:p>
      <text:p text:style-name="P2"><text:span text:style-name="T1"/></text:p>
      <text:p text:style-name="P2">2. <text:span text:style-name="T1">Para desarrollar la aplicación web, se decide crear </text:span><text:span text:style-name="T2">u</text:span><text:span text:style-name="T1">n proyecto </text:span><text:span text:style-name="T2">con tres documentos</text:span><text:span text:style-name="T1">: un archivo html (index.html) un archivo de estilo (style.css) y un archivo para la funcionalidad de JavaScript (calculus.js).</text:span></text:p>
      <text:p text:style-name="P2"><text:span text:style-name="T1">En el archivo .html se crea e</text:span><text:span text:style-name="T2">l</text:span><text:span text:style-name="T1"> documento web </text:span><text:span text:style-name="T2">mediante secciones </text:span><text:span text:style-name="T1">en la</text:span><text:span text:style-name="T2">s</text:span><text:span text:style-name="T1"> </text:span><text:span text:style-name="T2">que</text:span><text:span text:style-name="T1"> se van a ordenar y distribuir los diferentes botones para las funciones de la calculadora, </text:span><text:span text:style-name="T2">es decir, los dígitos y los símbolos de operaciones;</text:span><text:span text:style-name="T1"> en el archivo .css se crea el estilo visual de la aplicación, </text:span><text:span text:style-name="T2">es decir, </text:span><text:span text:style-name="T1">los colores, para el texto y los botones de los dígitos y las operaciones, </text:span><text:span text:style-name="T2">así como el </text:span><text:span text:style-name="T4">responsive design</text:span><text:span text:style-name="T2"> de la aplicación; en el archivo .js se crea toda la funcionalidad, es decir, la posibilidad de capturar los valores ingresados con los botones y las operaciones indicadas.</text:span></text:p>
      <text:p text:style-name="P2"><text:span text:style-name="T2"/></text:p>
      <text:p text:style-name="P3"><text:span text:style-name="T3">3. </text:span></text:p>
      <text:p text:style-name="P2"><text:span text:style-name="T2"/></text:p>
      <text:p text:style-name="P2"/>
      <text:p text:style-name="P2"><text:span text:style-name="T1"/></text:p>
      <text:p text:style-name="P2"><text:span text:style-name="T1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20:32:37.907000000</meta:creation-date>
    <dc:date>2022-11-09T21:29:14.301000000</dc:date>
    <meta:editing-duration>PT56M39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236" meta:character-count="1444" meta:non-whitespace-character-count="1214"/>
  </office:meta>
</office:document-meta>
</file>